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nate@nathanwhalen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webp</text:p>
          </table:table-cell>
          <table:table-cell table:number-columns-repeated="16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10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 table:number-columns-repeated="9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/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naveednajmuddin.ca/</text:p>
          </table:table-cell>
          <table:table-cell office:value-type="string" calcext:value-type="string">
            <text:p>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5"/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19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onger running 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7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table:number-columns-repeated="8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10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4"/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5"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3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table:number-columns-repeated="17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05T22:43:13.305878356</dc:date>
    <meta:editing-duration>P6DT2H55M53S</meta:editing-duration>
    <meta:editing-cycles>885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15" meta:object-count="0"/>
  </office:meta>
</office:document-meta>
</file>